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font-weight="bold" officeooo:rsid="001033c2" officeooo:paragraph-rsid="0015f65f" style:font-weight-asian="bold" style:font-weight-complex="bold"/>
    </style:style>
    <style:style style:name="P2" style:family="paragraph" style:parent-style-name="Standard">
      <style:text-properties fo:font-weight="bold" officeooo:rsid="0010cf38" officeooo:paragraph-rsid="0010cf38" style:font-weight-asian="bold" style:font-weight-complex="bold"/>
    </style:style>
    <style:style style:name="P3" style:family="paragraph" style:parent-style-name="Standard">
      <style:text-properties fo:font-weight="bold" officeooo:rsid="00136bab" officeooo:paragraph-rsid="00136bab" style:font-weight-asian="bold" style:font-weight-complex="bold"/>
    </style:style>
    <style:style style:name="P4" style:family="paragraph" style:parent-style-name="Standard">
      <style:text-properties fo:font-weight="bold" officeooo:rsid="00141d6f" officeooo:paragraph-rsid="00141d6f" style:font-weight-asian="bold" style:font-weight-complex="bold"/>
    </style:style>
    <style:style style:name="P5" style:family="paragraph" style:parent-style-name="Standard">
      <style:text-properties officeooo:rsid="0010cf38"/>
    </style:style>
    <style:style style:name="P6" style:family="paragraph" style:parent-style-name="Standard">
      <style:text-properties officeooo:rsid="0010cf38" officeooo:paragraph-rsid="0010cf38"/>
    </style:style>
    <style:style style:name="P7" style:family="paragraph" style:parent-style-name="Standard">
      <style:text-properties officeooo:rsid="0012ce6d" officeooo:paragraph-rsid="0012ce6d"/>
    </style:style>
    <style:style style:name="P8" style:family="paragraph" style:parent-style-name="Standard">
      <style:text-properties officeooo:rsid="00136bab" officeooo:paragraph-rsid="00136bab"/>
    </style:style>
    <style:style style:name="P9" style:family="paragraph" style:parent-style-name="Standard">
      <style:text-properties officeooo:rsid="00141d6f" officeooo:paragraph-rsid="00141d6f"/>
    </style:style>
    <style:style style:name="P10" style:family="paragraph" style:parent-style-name="Standard">
      <style:text-properties officeooo:rsid="0015f65f" officeooo:paragraph-rsid="0015f65f"/>
    </style:style>
    <style:style style:name="P11" style:family="paragraph" style:parent-style-name="Standard">
      <style:text-properties fo:font-weight="bold" officeooo:rsid="0015f65f" officeooo:paragraph-rsid="0015f65f" style:font-weight-asian="bold" style:font-weight-complex="bold"/>
    </style:style>
    <style:style style:name="P12" style:family="paragraph" style:parent-style-name="Standard">
      <style:text-properties fo:font-weight="bold" officeooo:rsid="0017234a" officeooo:paragraph-rsid="0017234a" style:font-weight-asian="bold" style:font-weight-complex="bold"/>
    </style:style>
    <style:style style:name="P13" style:family="paragraph" style:parent-style-name="Standard">
      <style:text-properties fo:font-weight="bold" officeooo:rsid="00183b6d" officeooo:paragraph-rsid="00183b6d" style:font-weight-asian="bold" style:font-weight-complex="bold"/>
    </style:style>
    <style:style style:name="P14" style:family="paragraph" style:parent-style-name="Standard">
      <style:text-properties fo:font-weight="bold" officeooo:rsid="00186ea9" officeooo:paragraph-rsid="00186ea9" style:font-weight-asian="bold" style:font-weight-complex="bold"/>
    </style:style>
    <style:style style:name="P15" style:family="paragraph" style:parent-style-name="Standard">
      <style:text-properties fo:font-weight="bold" officeooo:rsid="0019f2ab" officeooo:paragraph-rsid="0019f2ab" style:font-weight-asian="bold" style:font-weight-complex="bold"/>
    </style:style>
    <style:style style:name="P16" style:family="paragraph" style:parent-style-name="Standard">
      <style:text-properties officeooo:rsid="0015f65f" officeooo:paragraph-rsid="0017234a"/>
    </style:style>
    <style:style style:name="P17" style:family="paragraph" style:parent-style-name="Standard">
      <style:text-properties officeooo:rsid="00183b6d" officeooo:paragraph-rsid="00183b6d"/>
    </style:style>
    <style:style style:name="P18" style:family="paragraph" style:parent-style-name="Standard">
      <style:text-properties fo:font-weight="normal" officeooo:rsid="00183b6d" officeooo:paragraph-rsid="00183b6d" style:font-weight-asian="normal" style:font-weight-complex="normal"/>
    </style:style>
    <style:style style:name="P19" style:family="paragraph" style:parent-style-name="Standard">
      <style:text-properties fo:font-weight="normal" officeooo:rsid="0019f2ab" officeooo:paragraph-rsid="0019f2ab" style:font-weight-asian="normal" style:font-weight-complex="normal"/>
    </style:style>
    <style:style style:name="P20" style:family="paragraph" style:parent-style-name="Standard">
      <style:text-properties officeooo:rsid="00136bab" officeooo:paragraph-rsid="0015f65f"/>
    </style:style>
    <style:style style:name="P21" style:family="paragraph" style:parent-style-name="Standard">
      <style:text-properties officeooo:paragraph-rsid="0017234a"/>
    </style:style>
    <style:style style:name="T1" style:family="text">
      <style:text-properties officeooo:rsid="0012ce6d"/>
    </style:style>
    <style:style style:name="T2" style:family="text">
      <style:text-properties officeooo:rsid="00141d6f"/>
    </style:style>
    <style:style style:name="T3" style:family="text">
      <style:text-properties officeooo:rsid="00159444"/>
    </style:style>
    <style:style style:name="T4" style:family="text">
      <style:text-properties officeooo:rsid="0015f65f"/>
    </style:style>
    <style:style style:name="T5" style:family="text">
      <style:text-properties fo:font-weight="bold" officeooo:rsid="0017234a" style:font-weight-asian="bold" style:font-weight-complex="bold"/>
    </style:style>
    <style:style style:name="T6" style:family="text">
      <style:text-properties officeooo:rsid="0017234a"/>
    </style:style>
    <style:style style:name="T7" style:family="text">
      <style:text-properties officeooo:rsid="00186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int odd no<text:span text:style-name="T4">s in array</text:span></text:p>
      <text:p text:style-name="P1"/>
      <text:p text:style-name="P1"><text:span text:style-name="T4">A</text:span>nonymous function:</text:p>
      <text:p text:style-name="Standard"><text:s text:c="3"/></text:p>
      <text:p text:style-name="P6">var arr= function(array)</text:p>
      <text:p text:style-name="P6">{</text:p>
      <text:p text:style-name="P6"><text:tab/>for(var i=0;i&lt;array.length;i++)</text:p>
      <text:p text:style-name="P6"><text:tab/> <text:s text:c="2"/>{</text:p>
      <text:p text:style-name="P6"><text:tab/><text:tab/>if(array[i]%2==1)</text:p>
      <text:p text:style-name="P6"><text:tab/><text:tab/> <text:s/>{</text:p>
      <text:p text:style-name="P6"><text:tab/><text:tab/><text:tab/>console.log(array[i])</text:p>
      <text:p text:style-name="P6"><text:tab/><text:tab/>}</text:p>
      <text:p text:style-name="P6"><text:tab/>}</text:p>
      <text:p text:style-name="P6">}arr([11,12,13,14,15])</text:p>
      <text:p text:style-name="Standard"/>
      <text:p text:style-name="P5"/>
      <text:p text:style-name="P2">IIFE function:</text:p>
      <text:p text:style-name="P6"/>
      <text:p text:style-name="P6">(function(array){</text:p>
      <text:p text:style-name="P6">for(i=0;i&lt;array.length;<text:span text:style-name="T1">i++)</text:span></text:p>
      <text:p text:style-name="P7">{</text:p>
      <text:p text:style-name="P7"><text:tab/>if(array[i]%2==1){</text:p>
      <text:p text:style-name="P7"><text:tab/><text:tab/>console.log(array[i])</text:p>
      <text:p text:style-name="P7"><text:tab/><text:tab/>}</text:p>
      <text:p text:style-name="P7">}</text:p>
      <text:p text:style-name="P7">})([1,2,2,5,7,6])</text:p>
      <text:p text:style-name="P7"/>
      <text:p text:style-name="P3">2.Convert all the string to title caps in a string array</text:p>
      <text:p text:style-name="P3"><text:tab/></text:p>
      <text:p text:style-name="P3">Using Anonyfunction:</text:p>
      <text:p text:style-name="P3"/>
      <text:p text:style-name="P8"><text:s/>var a=function(str){</text:p>
      <text:p text:style-name="P8"><text:tab/><text:span text:style-name="T2">str=str.toLowerCase().split(‘ ‘);</text:span></text:p>
      <text:p text:style-name="P8"><text:tab/><text:span text:style-name="T2">for(var i=0;i&lt;str.length;i++)</text:span></text:p>
      <text:p text:style-name="P9">{</text:p>
      <text:p text:style-name="P9"><text:tab/>str[i]=str[i].charAt(0).toUpperCase()+str[i].slice(1);</text:p>
      <text:p text:style-name="P9">}</text:p>
      <text:p text:style-name="P9">return str.join(‘ ‘);</text:p>
      <text:p text:style-name="P9">}</text:p>
      <text:p text:style-name="P9">console.log(a(‘hi helo welcome’))</text:p>
      <text:p text:style-name="P9"/>
      <text:p text:style-name="P4">Using IIFE function</text:p>
      <text:p text:style-name="P9"/>
      <text:p text:style-name="P9">(function(str) {</text:p>
      <text:p text:style-name="P9">str= str.toLowerCase().split(‘ ‘);</text:p>
      <text:p text:style-name="P9">for(var i=0;i&lt;str.length;i++)</text:p>
      <text:p text:style-name="P9">{</text:p>
      <text:p text:style-name="P9">str[i]=str[i].charAt(0).toUpperCase+str[i].slice(1);</text:p>
      <text:p text:style-name="P9">}</text:p>
      <text:p text:style-name="P9">return str.join(‘ ‘);</text:p>
      <text:p text:style-name="P9">})(“hi <text:span text:style-name="T3">helo”);</text:span></text:p>
      <text:p text:style-name="P11"><text:soft-page-break/>Sum of Nos:</text:p>
      <text:p text:style-name="P11"/>
      <text:p text:style-name="P11">Anonymous function:</text:p>
      <text:p text:style-name="P10"/>
      <text:p text:style-name="P10">var a=function(sum){</text:p>
      <text:p text:style-name="P10">sum=0;</text:p>
      <text:p text:style-name="P10">for(var i=0;i&lt;arr.length;i++)</text:p>
      <text:p text:style-name="P10">{</text:p>
      <text:p text:style-name="P10">var sum=sum+arr[i];</text:p>
      <text:p text:style-name="P10">}</text:p>
      <text:p text:style-name="P10">return sum;</text:p>
      <text:p text:style-name="P10">})(a([1,5,8,7,]);</text:p>
      <text:p text:style-name="P20"/>
      <text:p text:style-name="P21"><text:span text:style-name="T5">IIFE Function:</text:span></text:p>
      <text:p text:style-name="P12"/>
      <text:p text:style-name="P16"><text:span text:style-name="T6">(f</text:span>unction(sum){</text:p>
      <text:p text:style-name="P16">sum=0;</text:p>
      <text:p text:style-name="P16">for(var i=0;i&lt;arr.length;i++)</text:p>
      <text:p text:style-name="P16">{</text:p>
      <text:p text:style-name="P16">var sum=sum+arr[i];</text:p>
      <text:p text:style-name="P16">}</text:p>
      <text:p text:style-name="P16">return sum;</text:p>
      <text:p text:style-name="P16">})([1,5,8,7,]);</text:p>
      <text:p text:style-name="P16"/>
      <text:p text:style-name="P16"/>
      <text:p text:style-name="P17">Return prime nos in array</text:p>
      <text:p text:style-name="P17"/>
      <text:p text:style-name="P17">Anonymous function:</text:p>
      <text:p text:style-name="P17"/>
      <text:p text:style-name="P17">var a =function(numArray){</text:p>
      <text:p text:style-name="P17"><text:s text:c="22"/>numArray = numArray.filter((number) =&gt; {</text:p>
      <text:p text:style-name="P17"><text:s text:c="24"/>for (var i = 2; i &lt;= Math.sqrt(number); i++) {</text:p>
      <text:p text:style-name="P17"><text:s text:c="26"/>if (number % i === 0) return false;</text:p>
      <text:p text:style-name="P17"><text:s text:c="24"/>}</text:p>
      <text:p text:style-name="P17"><text:s text:c="24"/>return true;</text:p>
      <text:p text:style-name="P17"><text:s text:c="22"/>});</text:p>
      <text:p text:style-name="P17"><text:s text:c="22"/>console.log(numArray);</text:p>
      <text:p text:style-name="P17"><text:s text:c="18"/>})(a([1,2,3,4])</text:p>
      <text:p text:style-name="P17"/>
      <text:p text:style-name="P13">IIFEFunction:</text:p>
      <text:p text:style-name="P17"/>
      <text:p text:style-name="P17">(function(numArray){</text:p>
      <text:p text:style-name="P17"><text:s text:c="22"/>numArray = numArray.filter((number) =&gt; {</text:p>
      <text:p text:style-name="P17"><text:s text:c="24"/>for (var i = 2; i &lt;= Math.sqrt(number); i++) {</text:p>
      <text:p text:style-name="P17"><text:s text:c="26"/>if (number % i === 0) return false;</text:p>
      <text:p text:style-name="P17"><text:s text:c="24"/>}</text:p>
      <text:p text:style-name="P17"><text:s text:c="24"/>return true;</text:p>
      <text:p text:style-name="P17"><text:s text:c="22"/>});</text:p>
      <text:p text:style-name="P17"><text:s text:c="22"/>console.log(numArray);</text:p>
      <text:p text:style-name="P17"><text:s text:c="18"/>})([1,2,3,4])</text:p>
      <text:p text:style-name="P18"/>
      <text:p text:style-name="P18"/>
      <text:p text:style-name="P14"><text:soft-page-break/>Palindrom using Anonyfunction:</text:p>
      <text:p text:style-name="P18">var a= function (arr, n)</text:p>
      <text:p text:style-name="P18"><text:s text:c="4"/>{</text:p>
      <text:p text:style-name="P18"/>
      <text:p text:style-name="P18"><text:s text:c="8"/>for (let i = 0; i &lt; n; i++)</text:p>
      <text:p text:style-name="P18"><text:s text:c="8"/>{</text:p>
      <text:p text:style-name="P18"><text:s text:c="12"/>let ans = isPalindrome(arr[i]);</text:p>
      <text:p text:style-name="P18"><text:s text:c="12"/>if (ans == false)</text:p>
      <text:p text:style-name="P18"><text:s text:c="16"/>return false;</text:p>
      <text:p text:style-name="P18"><text:s text:c="8"/>}</text:p>
      <text:p text:style-name="P18"><text:s text:c="8"/>return true;</text:p>
      <text:p text:style-name="P18"/>
      <text:p text:style-name="P18"><text:s text:c="4"/>}(a([12,21]));</text:p>
      <text:p text:style-name="P18"/>
      <text:p text:style-name="P14">Using IIFE function:</text:p>
      <text:p text:style-name="P13"/>
      <text:p text:style-name="P18"><text:span text:style-name="T7">(</text:span>function (arr, n)</text:p>
      <text:p text:style-name="P18"><text:s text:c="4"/>{</text:p>
      <text:p text:style-name="P18"/>
      <text:p text:style-name="P18"><text:s text:c="8"/>for (let i = 0; i &lt; n; i++)</text:p>
      <text:p text:style-name="P18"><text:s text:c="8"/>{</text:p>
      <text:p text:style-name="P18"><text:s text:c="12"/>let ans = isPalindrome(arr[i]);</text:p>
      <text:p text:style-name="P18"><text:s text:c="12"/>if (ans == false)</text:p>
      <text:p text:style-name="P18"><text:s text:c="16"/>return false;</text:p>
      <text:p text:style-name="P18"><text:s text:c="8"/>}</text:p>
      <text:p text:style-name="P18"><text:s text:c="8"/>return true;</text:p>
      <text:p text:style-name="P18"/>
      <text:p text:style-name="P18"><text:s text:c="4"/>}([12,21]);</text:p>
      <text:p text:style-name="P18"/>
      <text:p text:style-name="P15">Remove Duplicate from an array:</text:p>
      <text:p text:style-name="P19"/>
      <text:p text:style-name="P19">(function(array){</text:p>
      <text:p text:style-name="P19"><text:s text:c="24"/>let dup = [...new Set(array)];</text:p>
      <text:p text:style-name="P19"><text:s text:c="24"/>console.log(dup);</text:p>
      <text:p text:style-name="P19"><text:s text:c="23"/>})([1,1,2,3,4])</text:p>
      <text:p text:style-name="P19"><text:s text:c="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32:58.315014307</meta:creation-date>
    <dc:date>2023-02-26T18:34:18.513381122</dc:date>
    <meta:editing-duration>PT30M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111" meta:word-count="254" meta:character-count="2509" meta:non-whitespace-character-count="1715"/>
  </office:meta>
</office:document-meta>
</file>